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fba3" officeooo:paragraph-rsid="0006fba3"/>
    </style:style>
    <style:style style:name="P2" style:family="paragraph" style:parent-style-name="Standard">
      <style:text-properties officeooo:rsid="0006fba3" officeooo:paragraph-rsid="0008a5a2"/>
    </style:style>
    <style:style style:name="P3" style:family="paragraph" style:parent-style-name="Standard">
      <style:text-properties officeooo:rsid="0006fba3" officeooo:paragraph-rsid="000964e0"/>
    </style:style>
    <style:style style:name="P4" style:family="paragraph" style:parent-style-name="Standard">
      <style:text-properties officeooo:rsid="0008a5a2" officeooo:paragraph-rsid="0008a5a2"/>
    </style:style>
    <style:style style:name="P5" style:family="paragraph" style:parent-style-name="Standard">
      <style:text-properties officeooo:rsid="000964e0" officeooo:paragraph-rsid="000964e0"/>
    </style:style>
    <style:style style:name="P6" style:family="paragraph" style:parent-style-name="Standard">
      <style:text-properties fo:font-weight="bold" officeooo:rsid="0006fba3" officeooo:paragraph-rsid="0006fba3" style:font-weight-asian="bold" style:font-weight-complex="bold"/>
    </style:style>
    <style:style style:name="P7" style:family="paragraph" style:parent-style-name="Standard">
      <style:text-properties fo:font-weight="bold" officeooo:rsid="000964e0" officeooo:paragraph-rsid="000964e0" style:font-weight-asian="bold" style:font-weight-complex="bold"/>
    </style:style>
    <style:style style:name="P8" style:family="paragraph" style:parent-style-name="Standard">
      <style:text-properties officeooo:rsid="0009daaf" officeooo:paragraph-rsid="0009daaf"/>
    </style:style>
    <style:style style:name="T1" style:family="text">
      <style:text-properties officeooo:rsid="000964e0"/>
    </style:style>
    <style:style style:name="T2" style:family="text">
      <style:text-properties officeooo:rsid="000964e0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<text:span text:style-name="T1">For all experiments I think I might have random controls. So some participant would have an altered environment whilst others may not.</text:span></text:p>
      <text:p text:style-name="P1"></text:p>
      <text:p text:style-name="P6">Constant Offset</text:p>
      <text:p text:style-name="P1"></text:p>
      <text:p text:style-name="P4">Was thinking to measure the offset from the white line for results.</text:p>
      <text:p text:style-name="P1"/>
      <text:p text:style-name="P1">Specify your age range</text:p>
      <text:p text:style-name="P1"></text:p>
      <text:p text:style-name="P1">18 - 24</text:p>
      <text:p text:style-name="P1">20 - 22</text:p>
      <text:p text:style-name="P1">etc..</text:p>
      <text:p text:style-name="P1"/>
      <text:p text:style-name="P4"/>
      <text:p text:style-name="P4">How many times have you used virtual reality?</text:p>
      <text:p text:style-name="P5">1 – 5 times</text:p>
      <text:p text:style-name="P5">6 – 10 times</text:p>
      <text:p text:style-name="P5">11+</text:p>
      <text:p text:style-name="P2"/>
      <text:p text:style-name="P2"/>
      <text:p text:style-name="P2"><text:span text:style-name="T1">Have you been walking in a Straigh</text:span><text:span text:style-name="T2">t Lin​​​​​e​?</text:span></text:p>
      <text:p text:style-name="P4">Yes</text:p>
      <text:p text:style-name="P4">No</text:p>
      <text:p text:style-name="P4"/>
      <text:p text:style-name="P4"/>
      <text:p text:style-name="P7">Rotation</text:p>
      <text:p text:style-name="P5"/>
      <text:p text:style-name="P5">Measures the offset from the centre line</text:p>
      <text:p text:style-name="P5"/>
      <text:p text:style-name="P5"/>
      <text:p text:style-name="P3">Specify your age range</text:p>
      <text:p text:style-name="P3"></text:p>
      <text:p text:style-name="P3">18 - 24</text:p>
      <text:p text:style-name="P3">20 - 22</text:p>
      <text:p text:style-name="P3">etc..</text:p>
      <text:p text:style-name="P5"/>
      <text:p text:style-name="P5">Have you rotated less than 180 degrees?</text:p>
      <text:p text:style-name="P5">Yes</text:p>
      <text:p text:style-name="P5">No</text:p>
      <text:p text:style-name="P4"/>
      <text:p text:style-name="P4"/>
      <text:p text:style-name="P7">Motion</text:p>
      <text:p text:style-name="P5"/>
      <text:p text:style-name="P8">How many meters did you walk?</text:p>
      <text:p text:style-name="P8">1</text:p>
      <text:p text:style-name="P8">2</text:p>
      <text:p text:style-name="P8">3</text:p>
      <text:p text:style-name="P8">4</text:p>
      <text:p text:style-name="P8">5</text:p>
      <text:p text:style-name="P8">6+</text:p>
      <text:p text:style-name="P5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>How immersed were you in the virtual environment?</text:p>
      <text:p text:style-name="P2"/>
      <text:p text:style-name="P2">[__________|__________|__________|___________|___________|</text:p>
      <text:p text:style-name="P2">Not at all <text:s text:c="31"/>Somewhat <text:s text:c="40"/>Extensively</text:p>
      <text:p text:style-name="P2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22:07:16.128452800</meta:creation-date>
    <dc:date>2017-03-16T22:57:42.809372696</dc:date>
    <meta:editing-duration>PT4M26S</meta:editing-duration>
    <meta:editing-cycles>1</meta:editing-cycles>
    <meta:document-statistic meta:table-count="0" meta:image-count="0" meta:object-count="0" meta:page-count="2" meta:paragraph-count="38" meta:word-count="127" meta:character-count="778" meta:non-whitespace-character-count="590"/>
    <meta:generator>LibreOffice/4.2.8.2$Linux_X86_64 LibreOffice_project/420m0$Build-2</meta:generator>
  </office:meta>
</office:document-meta>
</file>